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style:font-name="arial" fo:font-size="12.8000001907349pt" style:font-size-asian="12.8000001907349pt" style:font-size-complex="12.8000001907349pt"/>
    </style:style>
    <style:style style:name="P2" style:family="paragraph" style:parent-style-name="Standard">
      <style:paragraph-properties fo:line-height="100%" fo:text-align="center" style:justify-single-word="false"/>
      <style:text-properties style:font-name="arial" fo:font-size="12.8000001907349pt" fo:font-weight="bold" style:font-size-asian="12.8000001907349pt" style:font-weight-asian="bold" style:font-size-complex="12.8000001907349pt" style:font-weight-complex="bold"/>
    </style:style>
    <style:style style:name="P3" style:family="paragraph" style:parent-style-name="Standard">
      <style:paragraph-properties fo:line-height="100%"/>
      <style:text-properties style:font-name="arial" fo:font-size="12.8000001907349pt" fo:font-weight="bold" style:font-size-asian="12.8000001907349pt" style:font-weight-asian="bold" style:font-size-complex="12.8000001907349pt" style:font-weight-complex="bold"/>
    </style:style>
    <style:style style:name="P4" style:family="paragraph" style:parent-style-name="Standard">
      <style:paragraph-properties fo:line-height="100%"/>
      <style:text-properties style:font-name="arial" fo:font-size="12.8000001907349pt" style:font-size-asian="12.8000001907349pt" style:font-size-complex="12.8000001907349pt"/>
    </style:style>
    <style:style style:name="P5" style:family="paragraph" style:parent-style-name="Standard">
      <style:paragraph-properties fo:line-height="100%" fo:text-align="center" style:justify-single-word="false"/>
      <style:text-properties style:font-name="arial" fo:font-size="16pt" fo:font-weight="bold" style:font-size-asian="14pt" style:font-weight-asian="bold" style:font-size-complex="16pt" style:font-weight-complex="bold"/>
    </style:style>
    <style:style style:name="P6" style:family="paragraph" style:parent-style-name="Standard">
      <style:paragraph-properties fo:line-height="100%" fo:text-align="start" style:justify-single-word="false"/>
    </style:style>
    <style:style style:name="T1" style:family="text">
      <style:text-properties fo:font-weight="bold" style:font-weight-asian="bold" style:font-weight-complex="bold"/>
    </style:style>
    <style:style style:name="T2" style:family="text">
      <style:text-properties style:font-name="arial" fo:font-size="12.8000001907349pt" fo:font-weight="bold" style:font-size-asian="12.8000001907349pt" style:font-weight-asian="bold" style:font-size-complex="12.8000001907349pt" style:font-weight-complex="bold"/>
    </style:style>
    <style:style style:name="T3" style:family="text">
      <style:text-properties style:font-name="arial" fo:font-size="12.8000001907349pt" fo:font-weight="normal" style:font-size-asian="12.8000001907349pt" style:font-weight-asian="normal" style:font-size-complex="12.8000001907349pt" style:font-weight-complex="normal"/>
    </style:style>
    <style:style style:name="T4" style:family="text">
      <style:text-properties style:text-position="super 58%" style:font-name="arial" fo:font-size="12.8000001907349pt" fo:font-weight="normal" style:font-size-asian="12.8000001907349pt" style:font-weight-asian="normal" style:font-size-complex="12.8000001907349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The White Tiger</text:p>
      <text:p text:style-name="P5">by</text:p>
      <text:p text:style-name="P5">Aravind Adiga</text:p>
      <text:p text:style-name="P1"/>
      <text:p text:style-name="P1"/>
      <text:p text:style-name="P1"/>
      <text:p text:style-name="P1"><text:tab/>The white Tiger is the novel by Indian author Arvind Adiga. It was first published in 2008 and won the Bookers Prize <text:s/>in the same year. The novel provides a dark comical view of modern day life in India through the narration of Balram Halwaias the main character in the form of series of letters to Wen Jiabao, the Chinese premier. The overall main theme of the novel is the contrast between India's rise as a modern global economy and the working class people who live in crushing rural poverty.Other themes touched on include corruption endemic to Indian society and politics, familial loyalty versus independence, religious tensions between Hindus and Muslims, the experience of returning to India after living in America, globalization, and the tensions between India and China as superpower countries in Asia.</text:p>
      <text:p text:style-name="P1"/>
      <text:p text:style-name="P1"/>
      <text:p text:style-name="P1"><text:tab/>Story starts as an entrepreneur writing a letter to the Chinese premier,who wants who is visiting india to know the truth about banglore. saying he has something important to tell him. The letters begins with content of poster </text:p>
      <text:p text:style-name="P1"/>
      <text:p text:style-name="P3">Assistance Sought in Search for Missing Man: </text:p>
      <text:p text:style-name="P1"><text:span text:style-name="T1">General Public is hereby informed that the man in the picture namely Balram Halwai alias MUNNA son of Vikram Halwai rickshaw-puller is wanted for questioning. Etc.</text:span> </text:p>
      <text:p text:style-name="P1"/>
      <text:p text:style-name="P1"><text:tab/>Balaram Halwai is the main charector of the novel, born and grew up in laxmigarh in Gaya ditrict. he is called MUNNA by his family, no official name, later he is named as Balaram by his school teacher. <text:s/>While he was child he watched helplessly his mother died drowning in the muds of river Ganga. His father always wanted him to study as its his mother's wish. School <text:s/>inspector finds he's the smartest in the class gives him the name “The White Tiger”. Later he's pulled from school and sent for work in tea shop. After some days his father dies because of tuberculosis due to negligence of hospital staff. </text:p>
      <text:p text:style-name="P1"/>
      <text:p text:style-name="P1"><text:tab/>After some days, his brother Kishan gets married he explains the mirage as good married they suck the blood of girls side as gifts and dowry. A week after marriage they move to Dhanbad to find a job along with his sister-in-law. They find a table wiping <text:s text:c="2"/>job in a tea shop. But Balaram wanted to learn driving. His granny <text:soft-page-break/>order his brother not to give money for his driving classes. He tries to find job in mine to cover the driving charges ,but owners refuse him to work in mine because he too thin. On condition that he'll not forget after getting rich his granny accepts to learn driving. After learning driving he tries to get a driver job begging from door to door in dhanbad. He never managed to find a job and disapponts. His brother encouraged him to keep trying one day some one will accept. Finally he gets a job in the house of land lord in his village who is living in dhanbad looking after coal mines, as they need a driver for newly bought car for Ashok. Ashok is younger son of land lord recently returned from America, Ashok married a girl in US. She always forced him to go back to America. Balaram meets the previous driver Ram prasad who had changed his name from mohemmed to Ram Prasad to get job in Hindu family.</text:p>
      <text:p text:style-name="P1"/>
      <text:p text:style-name="P1"><text:tab/>One day Ashok wanted see the village they lived in. He drives them to village. <text:s/>Balaram goes to visit the his home. His asks to hand over the money he earned. They tell him that they found a girl to marry him. But he gets angry with proposal says he's not yet ready for marriage.</text:p>
      <text:p text:style-name="P1"/>
      <text:p text:style-name="P1"><text:tab/> As the time passed the land lord send Ashok stay at delhi to bribe the govt ministers easily. Balaram finds out the the Ram Prasads background and blackmails him. That make Ram Prasad leave the driver job. Then Blaram becomes the main driver of the land lord's family. As Balaram is the only driver he gets chance to go to delhi along with Ashok. Meanwhile Ashok's wife Pinky keeps forcing Ashok to move back to New York. But Ashok wanted stay in India. <text:s/>Balaram job was to drive them to ministers house whom they bribe, and to malls, bars, discos.</text:p>
      <text:p text:style-name="P1"/>
      <text:p text:style-name="P1"><text:tab/>One night in delhi, Ashok and his wife goes to bar in the mid night. When <text:s/>they return from the bar they are heavily drunk. Pinky starts to drive the car. <text:s/>Ashok tries to stop her from driving the car. But she doesn't listen to him, continues to drive the car. She could not control the car as she is drunk, she hits a baby crossing the road. She wanted to take her to hospital but, Ashok is scared of being caught by police, he drives away not looking back. By the next morning Ashoks brother gets to delhi. He asks Balaram to sign a paper saying that he's responsible for the hit and run, and it is nothing to do with Ashok's family. Later Ashok's brother comes to know that the incident is not reported so they wont be needing his help anymore regarding the matter. But Pinky was never happy staying in India.</text:p>
      <text:p text:style-name="P1"/>
      <text:p text:style-name="P1"><text:tab/>One night, Ashoks wife pinky suddenly wakes Balaram, asks him to drive her to air port. Then she leaves to New York leaving Ashok behind. Ashok gets depressed with the incident. He starts drinking and seeing other girls. During the stay in delhi Balaram figures out how things work, how get a work done, how to bribe ministers. And finally he decides to set himself free.</text:p>
      <text:p text:style-name="P1"/>
      <text:p text:style-name="P1"><text:tab/>On a rainy day, they leave home for usual bribing, with a bag full of money. Balaram is aware that Ashok has bag full of money and decides to get away with the money. On the way minister's home Balaram stops the car saying that the wheel in <text:soft-page-break/>stuck in mud insists Ashok to help him to get it out of the mud. Ashok gets out of the car bends down to look at the wheel. Balaram kills Ashok with a broken bottle and threw him into bushes. He starts a new life in Blanglore as owner of “The White Tiger Taxi”'s with the money stolen from Ashok.</text:p>
      <text:p text:style-name="P1"/>
      <text:p text:style-name="P1"/>
      <text:p text:style-name="P1"/>
      <text:p text:style-name="P1"/>
      <text:p text:style-name="P2"><text:tab/>ABOUT NOVEL</text:p>
      <text:p text:style-name="P2"/>
      <text:p text:style-name="P6"><text:span text:style-name="T2"><text:tab/></text:span><text:span text:style-name="T3">Novel is written by an Arvind Adiga. Nove is about a social scenario in India in late 20</text:span><text:span text:style-name="T4">th</text:span><text:span text:style-name="T3"> century. This "Rooster Coop" analogy is just one of the many devices that make </text:span><text:span text:style-name="Strong_20_Emphasis"><text:span text:style-name="T3">The White Tiger</text:span></text:span><text:span text:style-name="T3"> a fun read, despite being about such a depressing subject: the terrible caste subjugation, regular rigging of elections, and poor people's votes being cast for them by their masters. He tells of Delhi's servants, who live in rotting basements below the glass apartment blocks that are home to their employers. He tells of how Ashok's family bribe government ministers, and how national elections are rigged, about network of city servants .Ashok, trendy and liberal, is forever expressing guilt over Balram's treatment, but his fine words never come to anything.</text:span></text:p>
      <text:p text:style-name="P6"><text:span text:style-name="T3"/></text:p>
      <text:p text:style-name="P6"><text:span text:style-name="T3"><text:tab/>It is a compelling first novel about the new India that is growing roots all around us, in unexpected and often ominous ways. 'Compelling, angry, and darkly humorous, The White Tiger is an unexpected journey into a new India. Aravind Adiga is a talent to watch. With remorselessly and delightfully mordant with The White Tiger anatomies the fantastic cravings of the rich; it evokes, too, with startling accuracy and tenderness, the no less desperate struggles of the deprived. Unlike almost any other Indian novel you might have read in recent years, this page-turner offers a completely bald, angry, unadorned portrait of the country as seen from the bottom of the heap; there's not a sniff of saffron or a swirl of sari anywhere. Narrated by Balram, a self-styled "entrepreneur" who has murdered his employer, the book follows his progress from child labourer, via humiliation as a servant and driver, to a mysterious new life in Bangalore. Balram himself is an enticing figure, whose reasons for murder become completely understandable by the end, but even more impressive is the nitty-gritty of Indian life that Adiga unearths: the corruption, the class system, the sheer petty viciousness. The Indian tourist board won't be pleased, but you'll read it in a trice and find yourself gripped.'</text:span></text:p>
      <text:p text:style-name="P6"><text:span text:style-name="T3"/></text:p>
      <text:p text:style-name="P6"><text:span text:style-name="T3"><text:tab/>It is another attempt by an Indian author to sell to the western world the tragedies of India. The narrative of the story is the highlight of this book which promises much but falls flat towards the end.</text:span></text:p>
      <text:p text:style-name="P6"><text:span text:style-name="T3"><text:line-break/><text:tab/>The story highlights the rural life of India and a life of a villager in a city. The sarcasm with which the author puts forward his views is commendable. The names such as the ‘Darkness’ , the ‘Great Socialist’ etc are well thought off and contributes much to the narrative of the story.</text:span></text:p>
      <text:p text:style-name="P6"><text:soft-page-break/><text:span text:style-name="T3"><text:line-break/><text:tab/>The story keeps us engrossed on most occasions but once you finish the book, you feel a little cheated because whatever has been mentioned in the book is what you see in everyday life. It might be of much interest to foreigners to read about the harsh realities of India, but like the Slumdog Millionaire, the author does not rise above the call centers, corruption and crime to describe our country.<text:line-break/><text:tab/></text:span></text:p>
      <text:p text:style-name="P6"><text:span text:style-name="T3"><text:tab/>All in all the author does succeed in weaving together an interesting story, but I don't quite support his style of writing, where one is guaranteed success in the western countries by exposing the underbelly of India.</text:span></text:p>
      <text:p text:style-name="P6"><text:span text:style-name="T3"/></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n3xes </meta:initial-creator>
    <meta:creation-date>2010-04-21T11:54:34</meta:creation-date>
    <dc:date>2010-04-22T10:24:58</dc:date>
    <dc:creator>in3xes </dc:creator>
    <meta:editing-duration>PT03H35M11S</meta:editing-duration>
    <meta:editing-cycles>64</meta:editing-cycles>
    <meta:generator>OpenOffice.org/3.1$Linux OpenOffice.org_project/310m19$Build-9420</meta:generator>
    <meta:document-statistic meta:table-count="0" meta:image-count="0" meta:object-count="0" meta:page-count="4" meta:paragraph-count="21" meta:word-count="1578" meta:character-count="8853"/>
  </office:meta>
</office:document-meta>
</file>